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Where dreams die.</text:p>
      <text:p text:style-name="Normal"/>
      <text:p text:style-name="Normal">Let me tell you of the place where dreams die. They die in your heart, they die in your mind. They die when you don't have the courage to keep them alive, they die when you lack the discipline to cultivate them. Let me tell you of the place where dreams die. They die in front of you, right before your eyes. They die in that mirror. They die when you turn you back away. They die when you tell yourself “Just one more time, what harm is there? Just one more hour, it won't change much.” Dreams die with you. Dreams die when you die. And right then, you died. You... killed something inside us. Did you? Let me tell you. About the heart where dreams die. It's a weak heart, one that cannot withstand defeat, one that will be blown away when a daunting task even rears its head. Our dreams are dying, Andry. You're allowing them to. You're allowing them to. At this point, is it not the same as killing them off? It is. Let me tell you of the place where dreams die, and of the one who kills them. Dreams die in your heart, and they die by your hand. Of course you'll fuck up. Of course you'll fuck up. That's a given. Does that mean that I won't be angry with you when you fuck up for the god knows how many-th time now? Andry, I was angry. Andry, you make me sad. It's time you make a decision. For real. Your dream dies with you, or you take things seriously. Your dream dies with you, or, you decide to act. There are many things that aren't essential in this world. To tell you the truth, we aren't happy right now. So, we might as well push forward with everything we have, on every front we know. We are unhappy anyway. If you aren't happy, then you're unhappy. Un-happy. Not happy. Maybe that's wrong. You're not miserable. But I'll make you. I really want our dream to come true. Work 50 years' worth of work now, and don't work later. ion.jn-jjiàojiknjbi. <text:span text:style-name="T1">I'm angry. </text:span>With you. Our emotions are temporary. Can our discipline make up for them? Yes. I don't want my dreams to die. I want them to come true. kanaeru. Our emotions are temporary, yes, but tell me, will our dreams die with them? Will they?</text:p>
      <text:p text:style-name="Normal">Dreams die. They have died for others. They have died with others. Are you next? Are you next? i dont want to be. i want mine to live on. i want mine to come true. i want my dreams to become reality. i want them to bear fruit. lets fight. our emotions will die. our dreams will not. they will not. our emotions will die. not us. no matter what your head tells you, no matter what your body tells you, no matter what the world does. see it through. if we die, we'll die trying. if i fall, i'm going to be falling for a long time. im going to fall from way, way, way up high. if i die, im going to have given it everything i had. if i die, it's because ill have given it my entire life. no matter what. no matter what. no matter what. on all fronts. now. now. now. our emotions will die. but i will not. our dreams will not. let's go. let's go. one more try. for our dreams. for our future. everything weve got. its yours. its all yours. ill give it all to you, world. ill give my eveyrthing to you. can you take it. ill change you. i will change you. you are not beyond me. just watch. just you watch. you have ignored me for the last time. you have rejected me for the lat fucking time. now youll fucking se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